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s in GCERlib2015 (updated last on April 24)</text:p>
      <text:p text:style-name="Standard"/>
      <text:p text:style-name="P1">driveTrain</text:p>
      <text:p text:style-name="Standard">void describe_driveTrain(NARmotor leftw, NARmotor rightw, int diameter);</text:p>
      <text:p text:style-name="Standard"><text:tab/><text:span text:style-name="T1">Saves user entered data into the driveTrain structure. Must be called before using the <text:tab/>camera, tophat_drive, et_drive, or driveTrain functions.</text:span></text:p>
      <text:p text:style-name="P4"/>
      <text:p text:style-name="Standard">int convert_mm_ticks(int millimeters);</text:p>
      <text:p text:style-name="Standard"><text:tab/></text:p>
      <text:p text:style-name="Standard">void driveTrain_move_ticks(int velocity, int ticks);</text:p>
      <text:p text:style-name="Standard"><text:tab/></text:p>
      <text:p text:style-name="Standard">void driveTrain_move_mm(int velocity, int millimeters);</text:p>
      <text:p text:style-name="Standard"><text:tab/></text:p>
      <text:p text:style-name="Standard">void driveTrain_accel_ticks(int v_initial, int v_final, int ticks);</text:p>
      <text:p text:style-name="Standard"/>
      <text:p text:style-name="Standard">void driveTrain_accel_mm(int v_initial, int v_final, int millimeters);</text:p>
      <text:p text:style-name="Standard"/>
      <text:p text:style-name="Standard">void driveTrain_spin_angle(int velocity, int angle);</text:p>
      <text:p text:style-name="Standard"/>
      <text:p text:style-name="P1">camera </text:p>
      <text:p text:style-name="P4">example code: </text:p>
      <text:p text:style-name="P1"><text:span text:style-name="T1"><text:tab/></text:span><text:span text:style-name="T2">camera scheme1 = create_camera_scheme(0, 0, 20);</text:span></text:p>
      <text:p text:style-name="P3"><text:tab/>...ending setup...</text:p>
      <text:p text:style-name="P3"><text:tab/>camera_align_x(scheme1, 80, 500);</text:p>
      <text:p text:style-name="P3"/>
      <text:p text:style-name="Standard">camera create_camera_scheme(int channel, int object_count, int pixels_of_error);</text:p>
      <text:p text:style-name="P4"><text:tab/>Must be called before using any of the other camera functions</text:p>
      <text:p text:style-name="P4"/>
      <text:p text:style-name="Standard">void camera_set_x(camera camera_properties, int x_coordinate);</text:p>
      <text:p text:style-name="Standard"><text:tab/><text:span text:style-name="T1">Sets the desired x_coordinate for the next call to camera_align(cameraName, velocity);</text:span></text:p>
      <text:p text:style-name="P4"/>
      <text:p text:style-name="Standard">void camera_set_y(camera camera_properties, int y_coordinate);</text:p>
      <text:p text:style-name="Standard"><text:tab/><text:span text:style-name="T1">Sets the desired y_coordinate for the next call to camera_align(cameraName, velocity);</text:span></text:p>
      <text:p text:style-name="P4"/>
      <text:p text:style-name="Standard">void camera_calibrate_position(camera camera_properties);</text:p>
      <text:p text:style-name="Standard"><text:tab/><text:span text:style-name="T1">Sets the desired x and y coordinates based off of the object seen by the camera.</text:span></text:p>
      <text:p text:style-name="P4"/>
      <text:p text:style-name="Standard">void camera_set_object_count(camera camera_properties, int object_count);</text:p>
      <text:p text:style-name="Standard"><text:tab/><text:span text:style-name="T1">Sets the object count for the specified camera scheme.</text:span><text:tab/></text:p>
      <text:p text:style-name="Standard"/>
      <text:p text:style-name="Standard">void camera_align_x(camera camera_properties, int x_coordinate, int velocity);</text:p>
      <text:p text:style-name="Standard"/>
      <text:p text:style-name="Standard">void camera_align_y(camera camera_properties, int y_coordinate, int velocity);</text:p>
      <text:p text:style-name="Standard"/>
      <text:p text:style-name="Standard">void camera_align(camera camera_properties, int velocity);//not finished</text:p>
      <text:p text:style-name="Standard"/>
      <text:p text:style-name="Standard"/>
      <text:p text:style-name="Standard"/>
      <text:p text:style-name="Standard"/>
      <text:p text:style-name="P1"><text:soft-page-break/>tophat_drive </text:p>
      <text:p text:style-name="Standard">void tophat_calibrate(int right_port, int left_port);</text:p>
      <text:p text:style-name="Standard"><text:tab/><text:span text:style-name="T1">Guides user through process of setting calibrating the tophats. Must be called before other tophat_drive functions.</text:span></text:p>
      <text:p text:style-name="Standard"/>
      <text:p text:style-name="Standard">void tophat_drive_follow_left(...);//not finished</text:p>
      <text:p text:style-name="Standard"/>
      <text:p text:style-name="Standard">void tophat_drive_follow_right(...);//not finished</text:p>
      <text:p text:style-name="Standard"/>
      <text:p text:style-name="Standard">void tophat_align_black(int velocity);</text:p>
      <text:p text:style-name="Standard"/>
      <text:p text:style-name="Standard">void tophat_align_white(int velocity);</text:p>
      <text:p text:style-name="P2"/>
      <text:p text:style-name="P1">et_drive </text:p>
      <text:p text:style-name="P2">void describe_et_drive(int head_port, int tail_port, int head_per_5mm, int tail_per_5mm);</text:p>
      <text:p text:style-name="P2"><text:tab/><text:span text:style-name="T1">Saves specified data concerning the et driveTrain. Must be called before using other et_drive functions.</text:span></text:p>
      <text:p text:style-name="P2"/>
      <text:p text:style-name="P2">void et_drive_follow(int ticks_per_second);//not finished</text:p>
      <text:p text:style-name="P2"><text:tab/><text:span text:style-name="T1">Follows wall using the two et sensors previously described.</text:span></text:p>
      <text:p text:style-name="P2"/>
      <text:p text:style-name="P2">void et_drive_align(int ticks_per_second);//not finished</text:p>
      <text:p text:style-name="P2"><text:tab/><text:span text:style-name="T1">Aligns on wall using the two er sensors previously described.</text:span></text:p>
      <text:p text:style-name="P1"/>
      <text:p text:style-name="P1">et </text:p>
      <text:p text:style-name="P3">Example code:</text:p>
      <text:p text:style-name="P3"><text:tab/>NARet et1 = create_et(4, 465);</text:p>
      <text:p text:style-name="P3"><text:tab/>et_get_mm(et1);</text:p>
      <text:p text:style-name="P3"/>
      <text:p text:style-name="P2">NARet create_et(int port, int range_per_5mm);</text:p>
      <text:p text:style-name="P2"/>
      <text:p text:style-name="P2">float et_get_mm(NARet etName);</text:p>
      <text:p text:style-name="P2"/>
      <text:p text:style-name="P1">create_drive</text:p>
      <text:p text:style-name="Standard">float create_get_charge();</text:p>
      <text:p text:style-name="Standard"/>
      <text:p text:style-name="Standard">void create_drive_segment(int speed, int distance_mm);</text:p>
      <text:p text:style-name="Standard"/>
      <text:p text:style-name="Standard">void create_spin(int velocity);</text:p>
      <text:p text:style-name="Standard"/>
      <text:p text:style-name="Standard">void create_spin_angle(int speed, int angle);</text:p>
      <text:p text:style-name="Standard"/>
      <text:p text:style-name="Standard">void create_wait_for_bump(int velocity);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servo</text:p>
      <text:p text:style-name="P3">Example code:</text:p>
      <text:p text:style-name="P3"><text:tab/>servo arm = create_servo(0, 0.4);</text:p>
      <text:p text:style-name="P3"><text:tab/>servo_spin_angle(arm, 90);</text:p>
      <text:p text:style-name="P3"/>
      <text:p text:style-name="Standard">servo create_servo(int port, float ticks_per_millisecond);</text:p>
      <text:p text:style-name="Standard"><text:tab/><text:span text:style-name="T1">Creates a servo object and saves specified data to it.</text:span></text:p>
      <text:p text:style-name="Standard"/>
      <text:p text:style-name="Standard">void servo_spin_ticks(servo servo_properties, int ticks);</text:p>
      <text:p text:style-name="Standard"/>
      <text:p text:style-name="Standard">void servo_spin_angle(servo servo_properties, int angle);</text:p>
      <text:p text:style-name="Standard"/>
      <text:p text:style-name="Standard">void servo_set_tpms(servo servo_properties, float tpms);</text:p>
      <text:p text:style-name="Standard"><text:tab/><text:span text:style-name="T1">sets the ticks_per_millisecond of the specified servo to specified number.</text:span></text:p>
      <text:p text:style-name="Standard"/>
      <text:p text:style-name="P1">motor </text:p>
      <text:p text:style-name="P3">Example code:</text:p>
      <text:p text:style-name="P3"><text:tab/>NARmotor motor1 = create_motor(0, 52, 880);</text:p>
      <text:p text:style-name="P3"><text:tab/>motor_move_mm(motor1, 56.5, 0.4);</text:p>
      <text:p text:style-name="P3"/>
      <text:p text:style-name="Standard">NARmotor create_motor(int port, int diameter, int ticks_per_cycle);</text:p>
      <text:p text:style-name="Standard"/>
      <text:p text:style-name="Standard">float motor_convert_ticks_mm(int ticks);</text:p>
      <text:p text:style-name="Standard"/>
      <text:p text:style-name="Standard">void motor_move_mm(motor motorName, float mm, int ticks_per_second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yates</meta:initial-creator>
    <meta:creation-date>2015-04-24T10:25:04.62</meta:creation-date>
    <dc:date>2015-06-09T19:55:02.22</dc:date>
    <dc:creator>dave yates</dc:creator>
    <meta:editing-duration>PT36M20S</meta:editing-duration>
    <meta:editing-cycles>33</meta:editing-cycles>
    <meta:generator>OpenOffice/4.0.0$Win32 OpenOffice.org_project/400m3$Build-9702</meta:generator>
    <meta:document-statistic meta:table-count="0" meta:image-count="0" meta:object-count="0" meta:page-count="3" meta:paragraph-count="74" meta:word-count="386" meta:character-count="3523"/>
  </office:meta>
</office:document-meta>
</file>